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Verdana" svg:font-family="Verdana, Aria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18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DejaVu Sans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DejaVu Sans" fo:font-size="12pt" fo:letter-spacing="normal" fo:font-style="normal" fo:font-weight="normal" officeooo:paragraph-rsid="000f9f9e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0f9f9e"/>
    </style:style>
    <style:style style:name="P6" style:family="paragraph" style:parent-style-name="Standard">
      <style:text-properties officeooo:paragraph-rsid="000f9f9e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DejaVu Sans" fo:font-size="12pt" officeooo:paragraph-rsid="000fbd78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DejaVu Sans" fo:font-size="12pt" style:font-size-asian="12pt" style:font-size-complex="12pt"/>
    </style:style>
    <style:style style:name="P9" style:family="paragraph" style:parent-style-name="Standard">
      <style:text-properties style:font-name="DejaVu Sans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DejaVu Sans" fo:font-size="12pt" officeooo:paragraph-rsid="000f9f9e" style:font-size-asian="12pt" style:font-size-complex="12pt"/>
    </style:style>
    <style:style style:name="P11" style:family="paragraph" style:parent-style-name="Standard">
      <style:text-properties style:font-name="DejaVu Sans" fo:font-size="12pt" officeooo:paragraph-rsid="000f9f9e" style:font-size-asian="12pt" style:font-size-complex="12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line-break/>Дмитриева Дарина</text:p>
      <text:p text:style-name="P7">Onawanem</text:p>
      <text:p text:style-name="Standard"><text:a xlink:type="simple" xlink:href="mailto:witucez-exe76@gmail.com" text:style-name="Internet_20_link" text:visited-style-name="Visited_20_Internet_20_Link"><text:span text:style-name="T2">witucez-exe76@gmail.com</text:span></text:a></text:p>
      <text:p text:style-name="P3">8(951)995-58-00</text:p>
      <text:p text:style-name="P3"/>
      <text:p text:style-name="P3">Никулин Анатолий</text:p>
      <text:p text:style-name="P3">Lvienadie</text:p>
      <text:p text:style-name="P1"><text:a xlink:type="simple" xlink:href="mailto:xobev_uneca24@hotmail.com" text:style-name="Internet_20_link" text:visited-style-name="Visited_20_Internet_20_Link"><text:span text:style-name="T2">xobev_uneca24@hotmail.com</text:span></text:a></text:p>
      <text:p text:style-name="P3">8(901)936-97-97</text:p>
      <text:p text:style-name="P1"><text:a xlink:type="simple" xlink:href="mailto:bozet_ikuwo5@aol.com" text:style-name="Internet_20_link" text:visited-style-name="Visited_20_Internet_20_Link"><text:span text:style-name="T2"/></text:a></text:p>
      <text:p text:style-name="P8">Агапова Мия</text:p>
      <text:p text:style-name="P1"><text:span text:style-name="T2">Fabiannand</text:span></text:p>
      <text:p text:style-name="P1"><text:a xlink:type="simple" xlink:href="mailto:bozet_ikuwo5@aol.com" text:style-name="Internet_20_link" text:visited-style-name="Visited_20_Internet_20_Link"><text:span text:style-name="T2">bozet_ikuwo5@aol.com</text:span></text:a></text:p>
      <text:p text:style-name="P3">8(917)223-62-05</text:p>
      <text:p text:style-name="Standard"><text:a xlink:type="simple" xlink:href="mailto:vew_asuhahu3@inbox.ru" text:style-name="Internet_20_link" text:visited-style-name="Visited_20_Internet_20_Link"><text:span text:style-name="T2"/></text:a></text:p>
      <text:p text:style-name="P9">Воробьев Пётр</text:p>
      <text:p text:style-name="Standard"><text:span text:style-name="T2">Eterrentw</text:span></text:p>
      <text:p text:style-name="Standard"><text:a xlink:type="simple" xlink:href="mailto:vew_asuhahu3@inbox.ru" text:style-name="Internet_20_link" text:visited-style-name="Visited_20_Internet_20_Link"><text:span text:style-name="T2">vew_asuhahu3@inbox.ru</text:span></text:a></text:p>
      <text:p text:style-name="P3">8(917)407-29-96</text:p>
      <text:p text:style-name="Standard"><text:a xlink:type="simple" xlink:href="mailto:nemeba_zixi63@yandex.ru" text:style-name="Internet_20_link" text:visited-style-name="Visited_20_Internet_20_Link"><text:span text:style-name="T2"/></text:a></text:p>
      <text:p text:style-name="P9">Пантелеев Савелий</text:p>
      <text:p text:style-name="Standard"><text:span text:style-name="T2">Vonardneev</text:span></text:p>
      <text:p text:style-name="Standard"><text:a xlink:type="simple" xlink:href="mailto:nemeba_zixi63@yandex.ru" text:style-name="Internet_20_link" text:visited-style-name="Visited_20_Internet_20_Link"><text:span text:style-name="T2">nemeba_zixi63@yandex.ru</text:span></text:a></text:p>
      <text:p text:style-name="P3">8(963)382-68-05</text:p>
      <text:p text:style-name="P1"><text:a xlink:type="simple" xlink:href="mailto:yenov-abiti23@hotmail.com" text:style-name="Internet_20_link" text:visited-style-name="Visited_20_Internet_20_Link"><text:span text:style-name="T2"/></text:a></text:p>
      <text:p text:style-name="P8">Козлов Дмитрий</text:p>
      <text:p text:style-name="P1"><text:span text:style-name="T2">Urrynthal</text:span></text:p>
      <text:p text:style-name="P1"><text:a xlink:type="simple" xlink:href="mailto:yenov-abiti23@hotmail.com" text:style-name="Internet_20_link" text:visited-style-name="Visited_20_Internet_20_Link"><text:span text:style-name="T2">yenov-abiti23@hotmail.com</text:span></text:a></text:p>
      <text:p text:style-name="P3">8(977)234-59-41</text:p>
      <text:p text:style-name="Standard"><text:a xlink:type="simple" xlink:href="mailto:zoxec-ipofo73@inbox.ru" text:style-name="Internet_20_link" text:visited-style-name="Visited_20_Internet_20_Link"><text:span text:style-name="T2"/></text:a></text:p>
      <text:p text:style-name="P9">Ерофеев Кирилл</text:p>
      <text:p text:style-name="Standard"><text:span text:style-name="T2">Ossomassa</text:span></text:p>
      <text:p text:style-name="Standard"><text:a xlink:type="simple" xlink:href="mailto:zoxec-ipofo73@inbox.ru" text:style-name="Internet_20_link" text:visited-style-name="Visited_20_Internet_20_Link"><text:span text:style-name="T2">zoxec-ipofo73@inbox.ru</text:span></text:a></text:p>
      <text:p text:style-name="P3">8(963)382-68-05</text:p>
      <text:p text:style-name="Standard"><text:a xlink:type="simple" xlink:href="mailto:pac-odonimu1@bk.ru" text:style-name="Internet_20_link" text:visited-style-name="Visited_20_Internet_20_Link"><text:span text:style-name="T2"/></text:a></text:p>
      <text:p text:style-name="P9">Алексеев Тимофей</text:p>
      <text:p text:style-name="Standard"><text:span text:style-name="T2">Velizef</text:span></text:p>
      <text:p text:style-name="Standard"><text:a xlink:type="simple" xlink:href="mailto:pac-odonimu1@bk.ru" text:style-name="Internet_20_link" text:visited-style-name="Visited_20_Internet_20_Link"><text:span text:style-name="T2">pac-odonimu1@bk.ru</text:span></text:a></text:p>
      <text:p text:style-name="P3">8(977)846-34-19</text:p>
      <text:p text:style-name="P5"><text:a xlink:type="simple" xlink:href="mailto:tiro-jivuho78@list.ru" text:style-name="Internet_20_link" text:visited-style-name="Visited_20_Internet_20_Link"><text:span text:style-name="T2"/></text:a></text:p>
      <text:p text:style-name="P10">Богданова Милана</text:p>
      <text:p text:style-name="P5"><text:span text:style-name="T2">Channeksan</text:span></text:p>
      <text:p text:style-name="P5"><text:a xlink:type="simple" xlink:href="mailto:tiro-jivuho78@list.ru" text:style-name="Internet_20_link" text:visited-style-name="Visited_20_Internet_20_Link"><text:span text:style-name="T2">tiro-jivuho78@list.ru</text:span></text:a></text:p>
      <text:p text:style-name="P4">8(901)452-93-38</text:p>
      <text:p text:style-name="P6"><text:a xlink:type="simple" xlink:href="mailto:nupuxay_iko61@mail.ru" text:style-name="Internet_20_link" text:visited-style-name="Visited_20_Internet_20_Link"><text:span text:style-name="T2"/></text:a></text:p>
      <text:p text:style-name="P11">Барсукова Александра</text:p>
      <text:p text:style-name="P6"><text:span text:style-name="T2">Zaristara</text:span></text:p>
      <text:p text:style-name="P6"><text:a xlink:type="simple" xlink:href="mailto:nupuxay_iko61@mail.ru" text:style-name="Internet_20_link" text:visited-style-name="Visited_20_Internet_20_Link"><text:span text:style-name="T2">nupuxay_iko61@mail.ru</text:span></text:a></text:p>
      <text:p text:style-name="P4">8(951)073-80-26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Verdana" svg:font-family="Verdan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1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1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5:01:53.135658397</meta:creation-date>
    <dc:date>2025-05-24T15:09:32.537433155</dc:date>
    <meta:editing-duration>PT7M39S</meta:editing-duration>
    <meta:editing-cycles>2</meta:editing-cycles>
    <meta:generator>LibreOffice/24.2.4.1$Linux_X86_64 LibreOffice_project/420$Build-1</meta:generator>
    <meta:document-statistic meta:table-count="0" meta:image-count="0" meta:object-count="0" meta:page-count="1" meta:paragraph-count="40" meta:word-count="50" meta:character-count="613" meta:non-whitespace-character-count="602"/>
  </office:meta>
</office:document-meta>
</file>